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10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0. Disk images</text:span></text:p>
      <text:list xml:id="list1425991517" text:style-name="WWNum1">
        <text:list-item>
          <text:p text:style-name="P16"><text:bookmark text:name="_dbh0n1vac4c8"/>Dates</text:p>
        </text:list-item>
      </text:list>
      <text:p text:style-name="Standard">From 11/03/2024 to 24/03/2024. The length of the unit is 2 weeks (16 hours).</text:p>
      <text:list xml:id="list12111709735766" text:continue-numbering="true" text:style-name="WWNum1">
        <text:list-item>
          <text:p text:style-name="P16">Previous knowledge</text:p>
        </text:list-item>
      </text:list>
      <text:p text:style-name="P6">Previous units, specially unit 07 and unit 09.</text:p>
      <text:list xml:id="list12109982509514" text:continue-numbering="true" text:style-name="WWNum1">
        <text:list-item>
          <text:p text:style-name="P16">Objectives</text:p>
        </text:list-item>
      </text:list>
      <text:list xml:id="list2713591668" text:style-name="WWNum4">
        <text:list-item>
          <text:p text:style-name="P7">To learn what is an image disk.</text:p>
        </text:list-item>
        <text:list-item>
          <text:p text:style-name="P7">To learn different programs to create image.</text:p>
        </text:list-item>
        <text:list-item>
          <text:p text:style-name="P7">To learn what is DRBL.</text:p>
        </text:list-item>
        <text:list-item>
          <text:p text:style-name="P7">To learn the difference among broadcast, unicast and multicast.</text:p>
        </text:list-item>
        <text:list-item>
          <text:p text:style-name="P7">To learn how to create an image.</text:p>
        </text:list-item>
        <text:list-item>
          <text:p text:style-name="P7">To learn how to restore an image.</text:p>
        </text:list-item>
      </text:list>
      <text:list xml:id="list12111410437515" text:continue-list="list12109982509514" text:style-name="WWNum1">
        <text:list-item>
          <text:p text:style-name="P16">Contents</text:p>
        </text:list-item>
      </text:list>
      <text:list xml:id="list2429960711" text:style-name="WWNum2">
        <text:list-item>
          <text:p text:style-name="P8"><text:soft-page-break/>Disk Images</text:p>
        </text:list-item>
        <text:list-item>
          <text:p text:style-name="P8">Programs to make/restore images</text:p>
        </text:list-item>
        <text:list-item>
          <text:p text:style-name="P8">DRBL</text:p>
        </text:list-item>
        <text:list-item>
          <text:p text:style-name="P8">Creating image</text:p>
        </text:list-item>
        <text:list-item>
          <text:p text:style-name="P8">Restoring image</text:p>
        </text:list-item>
      </text:list>
      <text:list xml:id="list12111151263500" text:continue-list="list12111410437515" text:style-name="WWNum1">
        <text:list-item>
          <text:p text:style-name="P16">Activities</text:p>
        </text:list-item>
      </text:list>
      <text:list xml:id="list471168461" text:style-name="WWNum3">
        <text:list-item>
          <text:p text:style-name="P9">The main activity is to create and restore an image.</text:p>
        </text:list-item>
      </text:list>
      <text:list xml:id="list12111463230094" text:continue-list="list12111151263500" text:style-name="WWNum1">
        <text:list-item>
          <text:p text:style-name="P16">Recommendations</text:p>
        </text:list-item>
      </text:list>
      <text:p text:style-name="Standard">This is a short and simple unit. It is a practical unit, so the most important thing is to create an image and restore it on another computer.</text:p>
      <text:p text:style-name="Standard">It is very important:</text:p>
      <text:p text:style-name="P10">• To understand why the creation of images is not a backup.</text:p>
      <text:p text:style-name="P10">• To know the different types of communication (unicast, broadcast, multicast).</text:p>
      <text:p text:style-name="P10">• To know that it is possible to create images of partitions and full disks.</text:p>
      <text:p text:style-name="P10">• To understand the way in which Linux calls devi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23" meta:character-count="1219" meta:non-whitespace-character-count="1044"/>
    <meta:generator>LibreOfficeDev/6.0.5.2$Linux_X86_64 LibreOffice_project/</meta:generator>
  </office:meta>
</office:document-meta>
</file>